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Heading_20_1" style:master-page-name="Standard">
      <style:paragraph-properties fo:line-height="100%" style:page-number="auto" fo:break-before="auto" fo:break-after="auto" style:writing-mode="lr-tb"/>
    </style:style>
    <style:style style:name="T1" style:family="text">
      <style:text-properties fo:color="#000000" style:font-name="Trebuchet MS" fo:font-size="16pt" style:font-name-asian="Trebuchet MS" style:font-size-asian="16pt" style:font-name-complex="Trebuchet MS" style:font-size-complex="16pt"/>
    </style:style>
    <style:style style:name="T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officeooo:rsid="000601b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style:font-name="Arial" fo:font-size="11pt" style:font-name-asian="Arial" style:font-size-asian="11pt" style:font-name-complex="Arial" style:font-size-complex="11pt"/>
    </style:style>
    <style:style style:name="T6" style:family="text">
      <style:text-properties style:font-name="Arial" fo:font-size="11pt" officeooo:rsid="000601bc" style:font-name-asian="Arial" style:font-size-asian="11pt" style:font-name-complex="Arial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span text:style-name="T1">Solicitação</text:span><text:span text:style-name="T1"> </text:span><text:span text:style-name="T1">de</text:span><text:span text:style-name="T1"> </text:span><text:span text:style-name="T1">Mudança</text:span></text:h>
      <text:p text:style-name="P1"><text:span text:style-name="T2">Nome</text:span><text:span text:style-name="T2"> </text:span><text:span text:style-name="T2">do</text:span><text:span text:style-name="T2"> </text:span><text:span text:style-name="T2">Sistema</text:span><text:span text:style-name="T2">:</text:span><text:span text:style-name="T3"> </text:span><text:span text:style-name="T3">Sistema</text:span><text:span text:style-name="T3"> </text:span><text:span text:style-name="T3">de</text:span><text:span text:style-name="T3"> </text:span><text:span text:style-name="T3">Venda</text:span><text:span text:style-name="T3"> </text:span><text:span text:style-name="T3">e</text:span><text:span text:style-name="T3"> </text:span><text:span text:style-name="T3">Reserva</text:span><text:span text:style-name="T3"> </text:span><text:span text:style-name="T3">de</text:span><text:span text:style-name="T3"> </text:span><text:span text:style-name="T3">Ingresso</text:span></text:p>
      <text:p text:style-name="P2"/>
      <text:p text:style-name="P1"><text:span text:style-name="T2">Data:</text:span><text:span text:style-name="T3"> </text:span><text:span text:style-name="T4">30</text:span><text:span text:style-name="T3">/05/2015</text:span></text:p>
      <text:p text:style-name="P2"/>
      <text:p text:style-name="P1"><text:span text:style-name="T2">Solicitante</text:span><text:span text:style-name="T2">:</text:span><text:span text:style-name="T3"> </text:span><text:span text:style-name="T3">Yuri</text:span><text:span text:style-name="T3"> </text:span><text:span text:style-name="T3">Matheus</text:span><text:span text:style-name="T3"> </text:span><text:span text:style-name="T3">Dias</text:span><text:span text:style-name="T3"> </text:span><text:span text:style-name="T3">Pereira</text:span></text:p>
      <text:p text:style-name="P2"/>
      <text:p text:style-name="P1"><text:span text:style-name="T2">Descrição detalhada:</text:span><text:span text:style-name="T3"> </text:span><text:span text:style-name="T4">Correção dos ICS definidos no plano de GCS, com todos os itens que serão postos sob a gerência de configuração; adição do que é necessário para realizar uma auditoria em configuração, incluindo o seu responsável e template necessário para documentar a auditoria; e adicionar os niveis de acesso dos itens identificados, quem pode acessá-los e quem pode os alterar.</text:span></text:p>
      <text:p text:style-name="P2"/>
      <text:p text:style-name="P1"><text:span text:style-name="T2">Justificativa:</text:span><text:span text:style-name="T3"> </text:span><text:span text:style-name="T4">O plano precisa ser adequado ao esforço de configuração, já que algumas seções importantes dele estão faltando.</text:span></text:p>
      <text:p text:style-name="P2"/>
      <text:p text:style-name="P1"><text:span text:style-name="T2">Anexos:</text:span><text:span text:style-name="T5"> </text:span><text:span text:style-name="T6">Plano de Gerência de Configura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明朝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.212cm" style:contextual-spacing="false" fo:line-height="100%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style:contextual-spacing="false" fo:line-height="100%" fo:break-before="auto" fo:break-after="auto" fo:keep-with-next="always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style:contextual-spacing="false" fo:line-height="100%" fo:break-before="auto" fo:break-after="auto" fo:keep-with-next="always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style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212cm" style:contextual-spacing="false" fo:line-height="100%" fo:break-before="auto" fo:break-after="auto" fo:keep-with-next="always" style:writing-mode="lr-tb"/>
      <style:text-properties style:font-name="Arial" fo:font-size="14pt" style:font-name-asian="Arial" style:font-size-asian="14pt" style:font-name-complex="Arial" style:font-size-complex="14pt"/>
    </style:style>
    <style:style style:name="Subtitle" style:family="paragraph" style:parent-style-name="Standard" style:class="chapter">
      <style:paragraph-properties fo:margin-top="0.423cm" fo:margin-bottom="0.212cm" style:contextual-spacing="false" fo:line-height="100%" fo:text-align="center" style:justify-single-word="false" fo:break-before="auto" fo:break-after="auto" fo:keep-with-next="always" style:writing-mode="lr-tb"/>
      <style:text-properties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/>
    <meta:initial-creator/>
    <meta:editing-cycles>2</meta:editing-cycles>
    <dc:date>2015-05-30T22:43:03.94</dc:date>
    <meta:editing-duration>P0D</meta:editing-duration>
    <meta:document-statistic meta:table-count="0" meta:image-count="0" meta:object-count="0" meta:page-count="1" meta:paragraph-count="7" meta:word-count="105" meta:character-count="684" meta:non-whitespace-character-count="586"/>
  </office:meta>
</office:document-meta>
</file>